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89ba0" draw:shadow="hidden"/>
    </style:style>
    <style:style style:name="gr2" style:family="graphic" style:parent-style-name="standard">
      <style:graphic-properties draw:stroke="none" draw:fill="gradient" draw:fill-gradient-name="Gradient_5f_1" draw:shadow="hidden"/>
    </style:style>
    <style:style style:name="gr3" style:family="graphic" style:parent-style-name="standard">
      <style:graphic-properties draw:stroke="none" draw:fill="gradient" draw:fill-gradient-name="Gradient_5f_2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draw:fill="gradient" draw:fill-gradient-name="Gradient_5f_3" draw:shadow="hidden"/>
    </style:style>
    <style:style style:name="gr6" style:family="graphic" style:parent-style-name="standard">
      <style:graphic-properties draw:stroke="none" draw:fill="solid" draw:fill-color="#151616" draw:shadow="hidden"/>
    </style:style>
    <style:style style:name="gr7" style:family="graphic" style:parent-style-name="standard">
      <style:graphic-properties draw:stroke="none" draw:fill="gradient" draw:fill-gradient-name="Gradient_5f_4" draw:shadow="hidden"/>
    </style:style>
  </office:automatic-styles>
  <office:body>
    <office:drawing>
      <draw:page draw:name="page1" draw:style-name="dp1" draw:master-page-name="Default">
        <draw:path draw:style-name="gr1" draw:layer="layout" svg:width="1.947cm" svg:height="0.558cm" svg:x="3.937cm" svg:y="9.805cm" svg:viewBox="0 0 1948 559" svg:d="M10 274c0 0 350 217 915 270 566 54 1023-53 1023-53 0 0-673-406-1023-460-349-52-925-23-925-23z">
          <text:p/>
        </draw:path>
        <draw:path draw:style-name="gr2" draw:layer="layout" svg:width="3.287cm" svg:height="2.487cm" svg:x="1.716cm" svg:y="7.511cm" svg:viewBox="0 0 3288 2488" svg:d="M2421 2488c0 0-351-372-1240-479-887-108-1181-140-1181-140 0 0 242-996 1102-1533 861-537 1883-269 1883-269 0 0 389 569 285 1220-104 650-849 1201-849 1201z">
          <text:p/>
        </draw:path>
        <draw:path draw:style-name="gr3" draw:layer="layout" svg:width="2.501cm" svg:height="3.086cm" svg:x="1.635cm" svg:y="9.332cm" svg:viewBox="0 0 2502 3087" svg:d="M1883 3087c0 0-54-699 188-1372s431-1049 431-1049c0 0-431-511-1210-619-781-106-1211 0-1211 0 0 0-349 1210 403 2126 753 914 1399 914 1399 914z">
          <text:p/>
        </draw:path>
        <draw:path draw:style-name="gr4" draw:layer="layout" svg:width="1.274cm" svg:height="1.274cm" svg:x="3.141cm" svg:y="8.103cm" svg:viewBox="0 0 1275 1275" svg:d="M638 0h-1c118 0 218 27 319 85 102 59 175 132 234 234 58 101 85 201 85 318v1c0 117-27 217-85 318-59 102-132 175-234 234-101 58-201 85-318 85-118 0-218-27-319-85-102-59-175-132-234-234-58-101-85-201-85-318 0-118 27-218 85-319 59-102 132-175 234-234 101-58 201-85 318-85z">
          <text:p/>
        </draw:path>
        <draw:path draw:style-name="gr5" draw:layer="layout" svg:width="0.861cm" svg:height="0.861cm" svg:x="3.346cm" svg:y="8.317cm" svg:viewBox="0 0 862 862" svg:d="M431 0c79 0 147 18 215 58 69 39 119 89 158 157 40 69 58 137 58 216 0 79-18 147-58 216-39 68-89 118-157 157-69 40-137 58-216 58s-147-18-215-58c-69-39-119-89-158-157-40-69-58-137-58-216s18-147 58-215c39-69 89-119 157-158 69-40 137-58 216-58z">
          <text:p/>
        </draw:path>
        <draw:path draw:style-name="gr6" draw:layer="layout" svg:width="0.507cm" svg:height="0.507cm" svg:x="3.665cm" svg:y="8.479cm" svg:viewBox="0 0 508 508" svg:d="M254 0c47 0 87 11 127 34s70 53 93 93 34 80 34 127c0 47-11 87-34 127s-53 70-93 93-80 34-127 34-87-11-127-34-70-53-93-93-34-80-34-127 11-87 34-127 53-70 93-93 80-34 127-34z">
          <text:p/>
        </draw:path>
        <draw:path draw:style-name="gr7" draw:layer="layout" svg:width="2.439cm" svg:height="3.012cm" svg:x="4.136cm" svg:y="7.578cm" svg:viewBox="0 0 2440 3013" svg:d="M564 0c0 0 781 107 1399 942 619 833 458 2071 458 2071 0 0-592-511-1184-645-592-136-1211 90-1237 54 0 0 430-324 606-1016 176-694-42-1406-42-1406z">
          <text:p/>
        </draw:path>
        <draw:path draw:style-name="gr4" draw:layer="layout" svg:width="0.244cm" svg:height="0.244cm" svg:x="3.867cm" svg:y="8.57cm" svg:viewBox="0 0 245 245" svg:d="M121 0c1 0 1 0 2 0 22 0 41 5 61 16 19 12 33 26 45 45 11 20 16 39 16 61 0 23-5 42-16 62-12 19-26 33-45 45-20 11-39 16-61 16-23 0-42-5-62-16-19-12-33-26-45-45-11-20-16-39-16-62 0-22 5-41 16-61 12-19 26-33 45-45 19-11 38-16 60-1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linear" draw:start-color="#307491" draw:end-color="#6ebeda" draw:start-intensity="100%" draw:end-intensity="100%" draw:angle="1910" draw:border="7%"/>
    <draw:gradient draw:name="Gradient_5f_2" draw:display-name="Gradient_2" draw:style="linear" draw:start-color="#52add2" draw:end-color="#a0dbef" draw:start-intensity="100%" draw:end-intensity="100%" draw:angle="3370" draw:border="4%"/>
    <draw:gradient draw:name="Gradient_5f_3" draw:display-name="Gradient_3" draw:style="linear" draw:start-color="#989ba0" draw:end-color="#c7d0e4" draw:start-intensity="100%" draw:end-intensity="100%" draw:angle="900" draw:border="0%"/>
    <draw:gradient draw:name="Gradient_5f_4" draw:display-name="Gradient_4" draw:style="linear" draw:start-color="#a7a7a5" draw:end-color="#dfddc7" draw:start-intensity="100%" draw:end-intensity="100%" draw:angle="1560" draw:border="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24T21:31:23.320878401</dc:date>
    <dc:creator>Remigijus </dc:creator>
    <meta:document-statistic meta:object-count="8"/>
    <meta:generator>LibreOffice/4.2.8.2$Linux_X86_64 LibreOffice_project/420m0$Build-2</meta:generator>
  </office:meta>
</office:document-meta>
</file>